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 style:data-style-name="N103"/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<text:a xlink:href="https://help.libreoffice.org/latest/ja/text/scalc/01/04060103.html?&amp;DbPAR=WRITER&amp;System=UNIX" xlink:type="simple">財務関数1</text:a>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V</text:p>
          </table:table-cell>
          <table:table-cell table:style-name="ce2" table:formula="of:=PV(8%/12;48;500;20000)" office:value-type="currency" office:currency="JPY" office:value="-35019.3680845542" calcext:value-type="currency">
            <text:p>-￥35,019</text:p>
          </table:table-cell>
          <table:table-cell office:value-type="string" calcext:value-type="string">
            <text:p>年 8% の利率で月々 50,000 円支払う投資の現在価値を求めます。支払い期間は48ヶ月で、その後に 2,000,000 円残るようにしま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ORDEGR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PMT</text:p>
          </table:table-cell>
          <table:table-cell table:formula="of:=ISPMT(1%;18;24;120000)" office:value-type="float" office:value="-300" calcext:value-type="float">
            <text:p>-300</text:p>
          </table:table-cell>
          <table:table-cell office:value-type="string" calcext:value-type="string">
            <text:p>年利 12% の 2 年ローンで \120000 を支払う場合、最初の 1 年半にどれだけ金利を支払うかを計算しま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ORLI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ECT</text:p>
          </table:table-cell>
          <table:table-cell table:style-name="ce3" table:formula="of:=EFFECT(9.75%;4)" office:value-type="percentage" office:value="0.10112312546402" calcext:value-type="percentage">
            <text:p>10%</text:p>
          </table:table-cell>
          <table:table-cell office:value-type="string" calcext:value-type="string">
            <text:p>名目年利率が 9.75% で、複利計算期間が 4 に指定されている場合の実際の利率 (実効年利率) を求めます。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EIVED</text:p>
          </table:table-cell>
          <table:table-cell table:formula="of:=RECEIVED(&quot;1999-02-15&quot;;&quot;1999-05-15&quot;;1000;0.0575;2)" office:value-type="float" office:value="1014.42026586264" calcext:value-type="float">
            <text:p>1014.42026586264</text:p>
          </table:table-cell>
          <table:table-cell office:value-type="string" calcext:value-type="string">
            <text:p>受領日: 1999年2月15日、満期日: 1999年5月15日、 投資額: ￥1,000,000、割引率: 5.75 パーセント、 基準: 実際の日数/360 = 2。</text:p>
            <text:p/>
            <text:p>満期日に支払われる金額の計算は次のようになります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ATION</text:p>
          </table:table-cell>
          <table:table-cell table:formula="of:=DURATION(&quot;2001-01-01&quot;;&quot;2006-01-01&quot;;0.08;0.09;2;3)" office:value-type="float" office:value="4.20161802829783" calcext:value-type="float">
            <text:p>4.20161802829783</text:p>
          </table:table-cell>
          <table:table-cell office:value-type="string" calcext:value-type="string">
            <text:p>証券を 2001 年 1 月 1 日に購入し、満期日は 2006 年 1 月 1 日です。名目利率は 8% です。利回りは 9.0% です。利息は半年に一度支払われます (年間の利息支払回数は 2 回)。1 日単位の未払い利息計算 (基準 3) を使用して、修正された期間を求めま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RINT</text:p>
          </table:table-cell>
          <table:table-cell table:formula="of:=ACCRINT(&quot;2001-02-28&quot;;&quot;2001-08-31&quot;;&quot;2001-05-01&quot;;0.1;1000;2;0)" office:value-type="float" office:value="16.9444444444444" calcext:value-type="float">
            <text:p>16.9444444444444</text:p>
          </table:table-cell>
          <table:table-cell office:value-type="string" calcext:value-type="string">
            <text:p>次の未収利息額を求めます。2001年2月28日に証券が発行され、最初の利息支払日が2001年8月31日、受領日が2001年5月1日となっています。利率は 0.1 または 10%、額面は 1000 通貨単位です。利息は半年毎に支払われます (頻度 2) 。基準は米国方式 (0) としま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D</text:p>
          </table:table-cell>
          <table:table-cell table:style-name="ce2" table:formula="of:=SYD(50000;10000;5;1)" office:value-type="currency" office:currency="JPY" office:value="13333.3333333333" calcext:value-type="currency">
            <text:p>￥13,333</text:p>
          </table:table-cell>
          <table:table-cell office:value-type="string" calcext:value-type="string">
            <text:p>減価償却費 5,000,000 円のビデオ装置を５年間毎年減価償却し、残存価格は 1,000,000 円とします。最初の年の減価償却費を求めま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R</text:p>
          </table:table-cell>
          <table:table-cell table:style-name="ce3" table:formula="of:=IRR([.$D$11:.$G$11])" office:value-type="percentage" office:value="0.113321028236252" calcext:value-type="percentage">
            <text:p>11%</text:p>
          </table:table-cell>
          <table:table-cell office:value-type="string" calcext:value-type="string">
            <text:p>投資に対する内部利益率を計算します。</text:p>
          </table:table-cell>
          <table:table-cell office:value-type="float" office:value="-10000" calcext:value-type="float">
            <text:p>-10000</text:p>
          </table:table-cell>
          <table:table-cell office:value-type="float" office:value="3500" calcext:value-type="float">
            <text:p>3500</text:p>
          </table:table-cell>
          <table:table-cell office:value-type="float" office:value="7600" calcext:value-type="float">
            <text:p>7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FFECT_ADD</text:p>
          </table:table-cell>
          <table:table-cell table:style-name="ce3" table:formula="of:=EFFECT(0.0525;4)" office:value-type="percentage" office:value="0.0535426673707582" calcext:value-type="percentage">
            <text:p>5%</text:p>
          </table:table-cell>
          <table:table-cell office:value-type="string" calcext:value-type="string">
            <text:p>名目利率 5.25%、四半期ごとの利息支払の場合の実効年利率を求めます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B</text:p>
          </table:table-cell>
          <table:table-cell table:style-name="ce2" table:formula="of:=DDB(75000;1;60;12;2)" office:value-type="currency" office:currency="JPY" office:value="1721.80586824866" calcext:value-type="currency">
            <text:p>￥1,722</text:p>
          </table:table-cell>
          <table:table-cell office:value-type="string" calcext:value-type="string">
            <text:p>購入価格 7,500,000 円の情報処理装置を５年間毎月減価償却するとします。残存価格は 100 円、率は 2 とします。購入後の 1 か月間の二倍減価償却費を求める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style-name="ce2" table:formula="of:=DB(25000;1000;36;1;6)" office:value-type="currency" office:currency="JPY" office:value="1075" calcext:value-type="currency">
            <text:p>￥1,075</text:p>
          </table:table-cell>
          <table:table-cell office:value-type="string" calcext:value-type="string">
            <text:p>購入価格 2,500,000 円の情報処理装置を３年間減価償却します。耐用年数経過後の残存価額は 100,000 円、１期間は 30 日とします。この情報処理装置の定率減価償却費を求める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RINTM</text:p>
          </table:table-cell>
          <table:table-cell table:formula="of:=ACCRINTM(&quot;2001-04-01&quot;;&quot;2001-06-15&quot;;0.1;1000;3)" office:value-type="float" office:value="20.5479452054794" calcext:value-type="float">
            <text:p>20.5479452054794</text:p>
          </table:table-cell>
          <table:table-cell office:value-type="string" calcext:value-type="string">
            <text:p>次の未収利息額を求めます。2001年4月1日に証券が発行され、満期日が2001年6月15日となっています。利率は 0.1 または 10%、額面は 1000 通貨単位です。利息は日毎に計算されます(3)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</text:p>
          </table:table-cell>
          <table:table-cell table:formula="of:=DISC(&quot;2001-01-25&quot;;&quot;2001-11-15&quot;;97;100;3)" office:value-type="float" office:value="0.0372448979591837" calcext:value-type="float">
            <text:p>0.037244897959184</text:p>
          </table:table-cell>
          <table:table-cell office:value-type="string" calcext:value-type="string">
            <text:p>次の場合の割引率を求めます。証券受領日は 2001 年 1 月 25 日、満期日は 2001 年 11 月 15日、現在価値 (支払額) は 97 で、償還価値は 100 です。日毎残高を計算する (基準 3) 場合の決済額。</text:p>
          </table:table-cell>
          <table:table-cell table:number-columns-repeated="4"/>
        </table:table-row>
      </table:table>
      <table:table table:name="2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<text:a xlink:href="https://help.libreoffice.org/latest/ja/text/scalc/01/04060119.html?&amp;DbPAR=WRITER&amp;System=UNIX" xlink:type="simple">財務関数2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BILLEQ</text:p>
          </table:table-cell>
          <table:table-cell table:formula="of:=TBILLEQ(&quot;1999-03-31&quot;;&quot;1999-06-01&quot;; 0.0914)" office:value-type="float" office:value="0.094151493565943" calcext:value-type="float">
            <text:p>0.094151493565943</text:p>
          </table:table-cell>
          <table:table-cell office:value-type="string" calcext:value-type="string">
            <text:p>財務省短期証券の年間収益を計算します。</text:p>
            <text:p>受領日: 1999年3月31日、満期日: 1999年6月1日、割引率: 9.14 パーセント。</text:p>
          </table:table-cell>
        </table:table-row>
      </table:table>
      <table:table table:name="3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<text:a xlink:href="https://help.libreoffice.org/latest/ja/text/scalc/01/04060118.html?&amp;DbPAR=WRITER&amp;System=UNIX" xlink:type="simple">財務関数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DAYBS</text:p>
          </table:table-cell>
          <table:table-cell table:formula="of:=COUPDAYBS(&quot;2001-01-25&quot;; &quot;2001-11-15&quot;; 2; 3)" office:value-type="float" office:value="71" calcext:value-type="float">
            <text:p>71</text:p>
          </table:table-cell>
          <table:table-cell office:value-type="string" calcext:value-type="string">
            <text:p>証券を 2001 年 1 月 25 日に購入し、満期日は 2001 年 11 月 15 日です。利息は半年に一度支払われます (年間の利息支払回数は 2 回)。1 日単位の未払い利息計算 (基準 3) を使用して、何日間かを求めま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3:50:42.022570904</meta:creation-date>
    <dc:date>2020-10-15T14:11:51.302153516</dc:date>
    <meta:editing-duration>PT2M16S</meta:editing-duration>
    <meta:editing-cycles>1</meta:editing-cycles>
    <meta:document-statistic meta:table-count="3" meta:cell-count="54" meta:object-count="0"/>
    <meta:generator>LibreOffice/6.1.5.2$Linux_ARM_EABI LibreOffice_project/10$Build-2</meta:generator>
  </office:meta>
</office:document-meta>
</file>